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10.627cm"/>
    </style:style>
    <style:style style:name="co9" style:family="table-column">
      <style:table-column-properties fo:break-before="auto" style:column-width="6.86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7.057cm"/>
    </style:style>
    <style:style style:name="co12" style:family="table-column">
      <style:table-column-properties fo:break-before="auto" style:column-width="3.544cm"/>
    </style:style>
    <style:style style:name="co13" style:family="table-column">
      <style:table-column-properties fo:break-before="auto" style:column-width="2.11cm"/>
    </style:style>
    <style:style style:name="co14" style:family="table-column">
      <style:table-column-properties fo:break-before="auto" style:column-width="1.914cm"/>
    </style:style>
    <style:style style:name="co21" style:family="table-column">
      <style:table-column-properties fo:break-before="auto" style:column-width="3.628cm"/>
    </style:style>
    <style:style style:name="co22" style:family="table-column">
      <style:table-column-properties fo:break-before="auto" style:column-width="4.5cm"/>
    </style:style>
    <style:style style:name="co23" style:family="table-column">
      <style:table-column-properties fo:break-before="auto" style:column-width="4.584cm"/>
    </style:style>
    <style:style style:name="co24" style:family="table-column">
      <style:table-column-properties fo:break-before="auto" style:column-width="2.842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9.95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5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6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7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0" style:family="table-cell" style:parent-style-name="Default">
      <style:table-cell-properties fo:padding="0.101cm"/>
      <style:text-properties style:font-name="Arial" fo:font-style="normal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2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3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39" style:family="table-cell" style:parent-style-name="Default" style:data-style-name="N100">
      <style:table-cell-properties fo:padding="0.101cm"/>
      <style:text-properties style:font-name="Arial" fo:font-size="10pt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41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7"/>
        <table:table-column table:style-name="co11" table:default-cell-style-name="ce39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19" office:value-type="string">
            <text:p>NOME</text:p>
          </table:table-cell>
          <table:table-cell table:style-name="ce32" office:value-type="string">
            <text:p>LOGRADOURO</text:p>
          </table:table-cell>
          <table:table-cell table:style-name="ce34" office:value-type="string">
            <text:p>NÚMERO</text:p>
          </table:table-cell>
          <table:table-cell table:style-name="ce38" office:value-type="string">
            <text:p>COMPLEMENTO</text:p>
          </table:table-cell>
          <table:table-cell table:style-name="ce32" office:value-type="string">
            <text:p>BAIRRO</text:p>
          </table:table-cell>
          <table:table-cell table:style-name="ce32" office:value-type="string">
            <text:p>CIDADE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CEP</text:p>
          </table:table-cell>
          <table:table-cell table:style-name="ce32" office:value-type="string">
            <text:p>CNPJ</text:p>
          </table:table-cell>
          <table:table-cell table:style-name="ce40" office:value-type="string">
            <text:p>INSCRIÇÃO ESTADUAL</text:p>
          </table:table-cell>
          <table:table-cell table:style-name="ce40" office:value-type="string">
            <text:p>INSCRIÇÃO MUNICIPAL</text:p>
          </table:table-cell>
          <table:table-cell table:style-name="ce32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35" office:value-type="string">
            <text:p>5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33" office:value-type="string">
            <text:p>Av. São Sebastião</text:p>
          </table:table-cell>
          <table:table-cell table:style-name="ce35" office:value-type="string">
            <text:p>192</text:p>
          </table:table-cell>
          <table:table-cell table:style-name="ce3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35" office:value-type="string">
            <text:p>s/n.°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35" office:value-type="string">
            <text:p>156</text:p>
          </table:table-cell>
          <table:table-cell table:style-name="ce3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35" office:value-type="string">
            <text:p>s/n.°</text:p>
          </table:table-cell>
          <table:table-cell table:style-name="ce3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41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35" office:value-type="string">
            <text:p>65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35" office:value-type="string">
            <text:p>355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35" office:value-type="string">
            <text:p>185</text:p>
          </table:table-cell>
          <table:table-cell table:style-name="ce3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35" office:value-type="string">
            <text:p>300</text:p>
          </table:table-cell>
          <table:table-cell table:style-name="ce3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3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35" office:value-type="string">
            <text:p>156-A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36" office:value-type="string">
            <text:p>509</text:p>
          </table:table-cell>
          <table:table-cell table:style-name="ce3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36" office:value-type="string">
            <text:p>8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36" office:value-type="string">
            <text:p>114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3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36" office:value-type="string">
            <text:p>115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36" office:value-type="string">
            <text:p>18</text:p>
          </table:table-cell>
          <table:table-cell table:style-name="ce3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36" office:value-type="string">
            <text:p>140-1</text:p>
          </table:table-cell>
          <table:table-cell table:style-name="ce3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36" office:value-type="string">
            <text:p>30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36" office:value-type="string">
            <text:p>301-C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36" office:value-type="string">
            <text:p>100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36" office:value-type="string">
            <text:p>75</text:p>
          </table:table-cell>
          <table:table-cell table:style-name="ce3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36" office:value-type="string">
            <text:p>112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36" office:value-type="string">
            <text:p>194</text:p>
          </table:table-cell>
          <table:table-cell table:style-name="ce3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36" office:value-type="string">
            <text:p>28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36" office:value-type="string">
            <text:p>70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36" office:value-type="string">
            <text:p>18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36" office:value-type="string">
            <text:p>223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36" office:value-type="string">
            <text:p>156</text:p>
          </table:table-cell>
          <table:table-cell table:style-name="ce3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36" office:value-type="string">
            <text:p>77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21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36" office:value-type="string">
            <text:p>560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36" office:value-type="string">
            <text:p>787</text:p>
          </table:table-cell>
          <table:table-cell table:style-name="ce3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36" office:value-type="string">
            <text:p>673</text:p>
          </table:table-cell>
          <table:table-cell table:style-name="ce3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36" office:value-type="string">
            <text:p>30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36" office:value-type="string">
            <text:p>200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36" office:value-type="string">
            <text:p>149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36" office:value-type="string">
            <text:p>787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36" office:value-type="string">
            <text:p>196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36" office:value-type="string">
            <text:p>1012</text:p>
          </table:table-cell>
          <table:table-cell table:style-name="ce3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36" office:value-type="string">
            <text:p>517</text:p>
          </table:table-cell>
          <table:table-cell table:style-name="ce3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36" office:value-type="string">
            <text:p>4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2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36" office:value-type="string">
            <text:p>49</text:p>
          </table:table-cell>
          <table:table-cell table:style-name="ce3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36" office:value-type="string">
            <text:p>189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36" office:value-type="string">
            <text:p>429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22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36" office:value-type="string">
            <text:p>301-B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36" office:value-type="string">
            <text:p>3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36" office:value-type="string">
            <text:p>670</text:p>
          </table:table-cell>
          <table:table-cell table:style-name="ce3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36" office:value-type="string">
            <text:p>56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36" office:value-type="string">
            <text:p>520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36" office:value-type="string">
            <text:p>189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36" office:value-type="string">
            <text:p>6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36" office:value-type="string">
            <text:p>20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36" office:value-type="string">
            <text:p>105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36" office:value-type="string">
            <text:p>86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36" office:value-type="string">
            <text:p>156</text:p>
          </table:table-cell>
          <table:table-cell table:style-name="ce3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36" office:value-type="string">
            <text:p>14-B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36" office:value-type="string">
            <text:p>175</text:p>
          </table:table-cell>
          <table:table-cell table:style-name="ce3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36" office:value-type="string">
            <text:p>26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36" office:value-type="string">
            <text:p>73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36" office:value-type="string">
            <text:p>627-A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36" office:value-type="string">
            <text:p>211-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36" office:value-type="string">
            <text:p>32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36" office:value-type="string">
            <text:p>75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36" office:value-type="string">
            <text:p>16</text:p>
          </table:table-cell>
          <table:table-cell table:style-name="ce3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36" office:value-type="string">
            <text:p>75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36" office:value-type="string">
            <text:p>26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36" office:value-type="string">
            <text:p>273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31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36" office:value-type="string">
            <text:p>14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31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36" office:value-type="string">
            <text:p>35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31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36" office:value-type="string">
            <text:p>249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36" office:value-type="string">
            <text:p>444</text:p>
          </table:table-cell>
          <table:table-cell table:style-name="ce3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36" office:value-type="string">
            <text:p>s/n.°</text:p>
          </table:table-cell>
          <table:table-cell table:style-name="ce3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36" office:value-type="string">
            <text:p>75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36" office:value-type="string">
            <text:p>261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36" office:value-type="string">
            <text:p>240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36" office:value-type="string">
            <text:p>318</text:p>
          </table:table-cell>
          <table:table-cell table:style-name="ce3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5"/>
        <table:table-column table:style-name="co19" table:default-cell-style-name="ce25"/>
        <table:table-column table:style-name="co20" table:default-cell-style-name="ce29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DESCRIÇÃO</text:p>
          </table:table-cell>
          <table:table-cell table:style-name="ce27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26">
            <text:p>12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5">
            <text:p>1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5">
            <text:p>1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46">
            <text:p>4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66">
            <text:p>6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NF Paulista</text:p>
          </table:table-cell>
          <table:table-cell table:style-name="ce28" office:value-type="float" office:value="150">
            <text:p>1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72">
            <text:p>7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9">
            <text:p>5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62">
            <text:p>56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933">
            <text:p>93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490">
            <text:p>49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490">
            <text:p>49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97">
            <text:p>97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9">
            <text:p>14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2">
            <text:p>20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80">
            <text:p>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44">
            <text:p>144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450">
            <text:p>4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98">
            <text:p>19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02">
            <text:p>20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70">
            <text:p>17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4">
            <text:p>58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70">
            <text:p>27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0">
            <text:p>14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20">
            <text:p>32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19">
            <text:p>51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740">
            <text:p>74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24">
            <text:p>12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9">
            <text:p>20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20">
            <text:p>1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91">
            <text:p>19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55">
            <text:p>15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0">
            <text:p>20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42">
            <text:p>14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33">
            <text:p>233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60">
            <text:p>16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80">
            <text:p>58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1">
            <text:p>58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69">
            <text:p>26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76">
            <text:p>37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60">
            <text:p>16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50">
            <text:p>1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30">
            <text:p>13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343">
            <text:p>34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5">
            <text:p>585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36">
            <text:p>13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52">
            <text:p>15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70">
            <text:p>17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69">
            <text:p>6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73">
            <text:p>7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458">
            <text:p>458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0">
            <text:p>20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16">
            <text:p>216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59">
            <text:p>15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10">
            <text:p>2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9">
            <text:p>18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60">
            <text:p>6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1">
            <text:p>18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71">
            <text:p>7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09">
            <text:p>20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06">
            <text:p>30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27">
            <text:p>327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327">
            <text:p>327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8">
            <text:p>148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8">
            <text:p>18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8">
            <text:p>18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4">
            <text:p>5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0">
            <text:p>14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74">
            <text:p>174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74">
            <text:p>174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0">
            <text:p>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25">
            <text:p>12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09">
            <text:p>10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09">
            <text:p>10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100">
            <text:p>1.10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Xerox emitidos no mês</text:p>
          </table:table-cell>
          <table:table-cell table:style-name="ce28" table:formula="of:=[.C137]*0.3" office:value-type="float" office:value="6.3">
            <text:p>6,3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24" office:value-type="float" office:value="28">
            <text:p>28</text:p>
          </table:table-cell>
          <table:table-cell table:style-name="ce24" office:value-type="string">
            <text:p>Xerox emitidos no mês</text:p>
          </table:table-cell>
          <table:table-cell table:style-name="ce28" table:formula="of:=[.C138]*0.3" office:value-type="float" office:value="8.4">
            <text:p>8,4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39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Xerox emitidos no mês</text:p>
          </table:table-cell>
          <table:table-cell table:style-name="ce28" table:formula="of:=[.C140]*0.3" office:value-type="float" office:value="4.5">
            <text:p>4,5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Xerox emitidos no mês</text:p>
          </table:table-cell>
          <table:table-cell table:style-name="ce28" table:formula="of:=[.C141]*0.3" office:value-type="float" office:value="2.4">
            <text:p>2,4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Xerox emitidos no mês</text:p>
          </table:table-cell>
          <table:table-cell table:style-name="ce28" table:formula="of:=[.C142]*0.3" office:value-type="float" office:value="2.1">
            <text:p>2,1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CLINICA-HISSAO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43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DEBORA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8" table:formula="of:=[.C144]*0.3" office:value-type="float" office:value="0.9">
            <text:p>0,9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GUARAN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8" table:formula="of:=[.C145]*0.3" office:value-type="float" office:value="0.3">
            <text:p>0,3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BIFOLHA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46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47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8" table:formula="of:=[.C148]*0.3" office:value-type="float" office:value="3">
            <text:p>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Xerox emitidos no mês</text:p>
          </table:table-cell>
          <table:table-cell table:style-name="ce28" table:formula="of:=[.C149]*0.3" office:value-type="float" office:value="4.8">
            <text:p>4,8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50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8" table:formula="of:=[.C151]*0.3" office:value-type="float" office:value="3">
            <text:p>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8" table:formula="of:=[.C152]*0.3" office:value-type="float" office:value="0.9">
            <text:p>0,90</text:p>
          </table:table-cell>
          <table:table-cell table:style-name="ce30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2">
          <table:sort>
            <table:sort-by table:field-number="3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5:37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dc:title>l</dc:title>
    <meta:initial-creator>Carlos Augusto Marcicano</meta:initial-creator>
    <meta:creation-date>2007-08-03T15:08:45</meta:creation-date>
    <dc:date>2011-05-04T15:37:08</dc:date>
    <meta:print-date>2009-07-16T11:00:49</meta:print-date>
    <dc:language>pt-BR</dc:language>
    <meta:editing-cycles>1003</meta:editing-cycles>
    <meta:editing-duration>P3DT4H11M33S</meta:editing-duration>
    <dc:creator>Guto Marcicano</dc:creator>
    <meta:document-statistic meta:table-count="2" meta:cell-count="216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